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39in"/>
    </style:style>
    <style:style style:name="co3" style:family="table-column">
      <style:table-column-properties fo:break-before="auto" style:column-width="1.0236in"/>
    </style:style>
    <style:style style:name="co4" style:family="table-column">
      <style:table-column-properties fo:break-before="auto" style:column-width="1.2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r2s1s1z1m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hrom</text:p>
          </table:table-cell>
          <table:table-cell office:value-type="string" calcext:value-type="string">
            <text:p>chromStart</text:p>
          </table:table-cell>
          <table:table-cell office:value-type="string" calcext:value-type="string">
            <text:p>chromEn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not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chrstartMotif</text:p>
          </table:table-cell>
          <table:table-cell office:value-type="string" calcext:value-type="string">
            <text:p>gene_name</text:p>
          </table:table-cell>
          <table:table-cell office:value-type="string" calcext:value-type="string">
            <text:p>chromStartBp</text:p>
          </table:table-cell>
          <table:table-cell office:value-type="string" calcext:value-type="string">
            <text:p>chromEndBp</text:p>
          </table:table-cell>
          <table:table-cell office:value-type="string" calcext:value-type="string">
            <text:p>chromStart_peak</text:p>
          </table:table-cell>
          <table:table-cell office:value-type="string" calcext:value-type="string">
            <text:p>chromEnd_peak</text:p>
          </table:table-cell>
          <table:table-cell office:value-type="string" calcext:value-type="string">
            <text:p>chrMiddl_peak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152000" calcext:value-type="float">
            <text:p>199152000</text:p>
          </table:table-cell>
          <table:table-cell office:value-type="float" office:value="199254000" calcext:value-type="float">
            <text:p>19925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ATB2</text:p>
          </table:table-cell>
          <table:table-cell office:value-type="float" office:value="199268000" calcext:value-type="float">
            <text:p>199268000</text:p>
          </table:table-cell>
          <table:table-cell office:value-type="float" office:value="199270000" calcext:value-type="float">
            <text:p>199270000</text:p>
          </table:table-cell>
          <table:table-cell table:number-columns-repeated="2"/>
          <table:table-cell office:value-type="float" office:value="199269500" calcext:value-type="float">
            <text:p>199269500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270000" calcext:value-type="float">
            <text:p>199270000</text:p>
          </table:table-cell>
          <table:table-cell office:value-type="float" office:value="199272000" calcext:value-type="float">
            <text:p>19927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+G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276000" calcext:value-type="float">
            <text:p>199276000</text:p>
          </table:table-cell>
          <table:table-cell office:value-type="float" office:value="199278000" calcext:value-type="float">
            <text:p>199278000</text:p>
          </table:table-cell>
          <table:table-cell office:value-type="float" office:value="199277902" calcext:value-type="float">
            <text:p>199277902</text:p>
          </table:table-cell>
          <table:table-cell office:value-type="float" office:value="199278551" calcext:value-type="float">
            <text:p>199278551</text:p>
          </table:table-cell>
          <table:table-cell office:value-type="float" office:value="199278226.5" calcext:value-type="float">
            <text:p>199278226.5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278000" calcext:value-type="float">
            <text:p>199278000</text:p>
          </table:table-cell>
          <table:table-cell office:value-type="float" office:value="199280000" calcext:value-type="float">
            <text:p>19928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+G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334000" calcext:value-type="float">
            <text:p>199334000</text:p>
          </table:table-cell>
          <table:table-cell office:value-type="float" office:value="199336000" calcext:value-type="float">
            <text:p>199336000</text:p>
          </table:table-cell>
          <table:table-cell office:value-type="float" office:value="199335936" calcext:value-type="float">
            <text:p>199335936</text:p>
          </table:table-cell>
          <table:table-cell office:value-type="float" office:value="199337103" calcext:value-type="float">
            <text:p>199337103</text:p>
          </table:table-cell>
          <table:table-cell office:value-type="float" office:value="199336519.5" calcext:value-type="float">
            <text:p>199336519.5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336000" calcext:value-type="float">
            <text:p>199336000</text:p>
          </table:table-cell>
          <table:table-cell office:value-type="float" office:value="199338000" calcext:value-type="float">
            <text:p>19933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+G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360000" calcext:value-type="float">
            <text:p>199360000</text:p>
          </table:table-cell>
          <table:table-cell office:value-type="float" office:value="199362000" calcext:value-type="float">
            <text:p>199362000</text:p>
          </table:table-cell>
          <table:table-cell office:value-type="float" office:value="199360219" calcext:value-type="float">
            <text:p>199360219</text:p>
          </table:table-cell>
          <table:table-cell office:value-type="float" office:value="199361829" calcext:value-type="float">
            <text:p>199361829</text:p>
          </table:table-cell>
          <table:table-cell office:value-type="float" office:value="199361024" calcext:value-type="float">
            <text:p>199361024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362000" calcext:value-type="float">
            <text:p>199362000</text:p>
          </table:table-cell>
          <table:table-cell office:value-type="float" office:value="199364000" calcext:value-type="float">
            <text:p>19936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+G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364000" calcext:value-type="float">
            <text:p>199364000</text:p>
          </table:table-cell>
          <table:table-cell office:value-type="float" office:value="199366000" calcext:value-type="float">
            <text:p>199366000</text:p>
          </table:table-cell>
          <table:table-cell office:value-type="float" office:value="199365946" calcext:value-type="float">
            <text:p>199365946</text:p>
          </table:table-cell>
          <table:table-cell office:value-type="float" office:value="199367240" calcext:value-type="float">
            <text:p>199367240</text:p>
          </table:table-cell>
          <table:table-cell office:value-type="float" office:value="199366593" calcext:value-type="float">
            <text:p>199366593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366000" calcext:value-type="float">
            <text:p>199366000</text:p>
          </table:table-cell>
          <table:table-cell office:value-type="float" office:value="199368000" calcext:value-type="float">
            <text:p>19936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+G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368000" calcext:value-type="float">
            <text:p>199368000</text:p>
          </table:table-cell>
          <table:table-cell office:value-type="float" office:value="199370000" calcext:value-type="float">
            <text:p>199370000</text:p>
          </table:table-cell>
          <table:table-cell office:value-type="float" office:value="199370115" calcext:value-type="float">
            <text:p>199370115</text:p>
          </table:table-cell>
          <table:table-cell office:value-type="float" office:value="199371057" calcext:value-type="float">
            <text:p>199371057</text:p>
          </table:table-cell>
          <table:table-cell office:value-type="float" office:value="199370586" calcext:value-type="float">
            <text:p>199370586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370000" calcext:value-type="float">
            <text:p>199370000</text:p>
          </table:table-cell>
          <table:table-cell office:value-type="float" office:value="199372000" calcext:value-type="float">
            <text:p>19937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+G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378000" calcext:value-type="float">
            <text:p>199378000</text:p>
          </table:table-cell>
          <table:table-cell office:value-type="float" office:value="199380000" calcext:value-type="float">
            <text:p>199380000</text:p>
          </table:table-cell>
          <table:table-cell office:value-type="float" office:value="199379091" calcext:value-type="float">
            <text:p>199379091</text:p>
          </table:table-cell>
          <table:table-cell office:value-type="float" office:value="199380448" calcext:value-type="float">
            <text:p>199380448</text:p>
          </table:table-cell>
          <table:table-cell office:value-type="float" office:value="199379769.5" calcext:value-type="float">
            <text:p>199379769.5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380000" calcext:value-type="float">
            <text:p>199380000</text:p>
          </table:table-cell>
          <table:table-cell office:value-type="float" office:value="199382000" calcext:value-type="float">
            <text:p>19938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+G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float" office:value="199405402" calcext:value-type="float">
            <text:p>199405402</text:p>
          </table:table-cell>
          <table:table-cell/>
          <table:table-cell office:value-type="float" office:value="199404000" calcext:value-type="float">
            <text:p>199404000</text:p>
          </table:table-cell>
          <table:table-cell office:value-type="float" office:value="199406000" calcext:value-type="float">
            <text:p>199406000</text:p>
          </table:table-cell>
          <table:table-cell office:value-type="float" office:value="199405105" calcext:value-type="float">
            <text:p>199405105</text:p>
          </table:table-cell>
          <table:table-cell office:value-type="float" office:value="199405940" calcext:value-type="float">
            <text:p>199405940</text:p>
          </table:table-cell>
          <table:table-cell office:value-type="float" office:value="199405411" calcext:value-type="float">
            <text:p>199405411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+G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04000" calcext:value-type="float">
            <text:p>199404000</text:p>
          </table:table-cell>
          <table:table-cell office:value-type="float" office:value="199406000" calcext:value-type="float">
            <text:p>199406000</text:p>
          </table:table-cell>
          <table:table-cell office:value-type="float" office:value="199405055" calcext:value-type="float">
            <text:p>199405055</text:p>
          </table:table-cell>
          <table:table-cell office:value-type="float" office:value="199405922" calcext:value-type="float">
            <text:p>199405922</text:p>
          </table:table-cell>
          <table:table-cell office:value-type="float" office:value="199405488.5" calcext:value-type="float">
            <text:p>199405488.5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06000" calcext:value-type="float">
            <text:p>199406000</text:p>
          </table:table-cell>
          <table:table-cell office:value-type="float" office:value="199408000" calcext:value-type="float">
            <text:p>19940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+G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10000" calcext:value-type="float">
            <text:p>199410000</text:p>
          </table:table-cell>
          <table:table-cell office:value-type="float" office:value="199412000" calcext:value-type="float">
            <text:p>199412000</text:p>
          </table:table-cell>
          <table:table-cell office:value-type="float" office:value="199409379" calcext:value-type="float">
            <text:p>199409379</text:p>
          </table:table-cell>
          <table:table-cell office:value-type="float" office:value="199412901" calcext:value-type="float">
            <text:p>199412901</text:p>
          </table:table-cell>
          <table:table-cell office:value-type="float" office:value="199411140" calcext:value-type="float">
            <text:p>199411140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12000" calcext:value-type="float">
            <text:p>199412000</text:p>
          </table:table-cell>
          <table:table-cell office:value-type="float" office:value="199414000" calcext:value-type="float">
            <text:p>19941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+G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14000" calcext:value-type="float">
            <text:p>199414000</text:p>
          </table:table-cell>
          <table:table-cell office:value-type="float" office:value="199416000" calcext:value-type="float">
            <text:p>199416000</text:p>
          </table:table-cell>
          <table:table-cell office:value-type="float" office:value="199415081" calcext:value-type="float">
            <text:p>199415081</text:p>
          </table:table-cell>
          <table:table-cell office:value-type="float" office:value="199416080" calcext:value-type="float">
            <text:p>199416080</text:p>
          </table:table-cell>
          <table:table-cell office:value-type="float" office:value="199415580.5" calcext:value-type="float">
            <text:p>199415580.5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16000" calcext:value-type="float">
            <text:p>199416000</text:p>
          </table:table-cell>
          <table:table-cell office:value-type="float" office:value="199418000" calcext:value-type="float">
            <text:p>19941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+G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26000" calcext:value-type="float">
            <text:p>199426000</text:p>
          </table:table-cell>
          <table:table-cell office:value-type="float" office:value="199428000" calcext:value-type="float">
            <text:p>199428000</text:p>
          </table:table-cell>
          <table:table-cell office:value-type="float" office:value="199428444" calcext:value-type="float">
            <text:p>199428444</text:p>
          </table:table-cell>
          <table:table-cell office:value-type="float" office:value="199429079" calcext:value-type="float">
            <text:p>199429079</text:p>
          </table:table-cell>
          <table:table-cell office:value-type="float" office:value="199428761.5" calcext:value-type="float">
            <text:p>199428761.5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28000" calcext:value-type="float">
            <text:p>199428000</text:p>
          </table:table-cell>
          <table:table-cell office:value-type="float" office:value="199430000" calcext:value-type="float">
            <text:p>19943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+G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40000" calcext:value-type="float">
            <text:p>199440000</text:p>
          </table:table-cell>
          <table:table-cell office:value-type="float" office:value="199442000" calcext:value-type="float">
            <text:p>199442000</text:p>
          </table:table-cell>
          <table:table-cell office:value-type="float" office:value="199430055" calcext:value-type="float">
            <text:p>199430055</text:p>
          </table:table-cell>
          <table:table-cell office:value-type="float" office:value="199454852" calcext:value-type="float">
            <text:p>199454852</text:p>
          </table:table-cell>
          <table:table-cell office:value-type="float" office:value="199442453.5" calcext:value-type="float">
            <text:p>199442453.5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42000" calcext:value-type="float">
            <text:p>199442000</text:p>
          </table:table-cell>
          <table:table-cell office:value-type="float" office:value="199444000" calcext:value-type="float">
            <text:p>19944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+G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99459263" calcext:value-type="float">
            <text:p>199459263</text:p>
          </table:table-cell>
          <table:table-cell/>
          <table:table-cell office:value-type="float" office:value="199458000" calcext:value-type="float">
            <text:p>199458000</text:p>
          </table:table-cell>
          <table:table-cell office:value-type="float" office:value="199460000" calcext:value-type="float">
            <text:p>199460000</text:p>
          </table:table-cell>
          <table:table-cell office:value-type="float" office:value="199458626" calcext:value-type="float">
            <text:p>199458626</text:p>
          </table:table-cell>
          <table:table-cell office:value-type="float" office:value="199460205" calcext:value-type="float">
            <text:p>199460205</text:p>
          </table:table-cell>
          <table:table-cell office:value-type="float" office:value="199459272" calcext:value-type="float">
            <text:p>199459272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+G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float" office:value="199462248" calcext:value-type="float">
            <text:p>199462248</text:p>
          </table:table-cell>
          <table:table-cell/>
          <table:table-cell office:value-type="float" office:value="199460000" calcext:value-type="float">
            <text:p>199460000</text:p>
          </table:table-cell>
          <table:table-cell office:value-type="float" office:value="199462000" calcext:value-type="float">
            <text:p>199462000</text:p>
          </table:table-cell>
          <table:table-cell office:value-type="float" office:value="199461781" calcext:value-type="float">
            <text:p>199461781</text:p>
          </table:table-cell>
          <table:table-cell office:value-type="float" office:value="199470224" calcext:value-type="float">
            <text:p>199470224</text:p>
          </table:table-cell>
          <table:table-cell office:value-type="float" office:value="199462257" calcext:value-type="float">
            <text:p>199462257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+G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float" office:value="199463378" calcext:value-type="float">
            <text:p>199463378</text:p>
          </table:table-cell>
          <table:table-cell/>
          <table:table-cell office:value-type="float" office:value="199462000" calcext:value-type="float">
            <text:p>199462000</text:p>
          </table:table-cell>
          <table:table-cell office:value-type="float" office:value="199464000" calcext:value-type="float">
            <text:p>199464000</text:p>
          </table:table-cell>
          <table:table-cell office:value-type="float" office:value="199461781" calcext:value-type="float">
            <text:p>199461781</text:p>
          </table:table-cell>
          <table:table-cell office:value-type="float" office:value="199470224" calcext:value-type="float">
            <text:p>199470224</text:p>
          </table:table-cell>
          <table:table-cell office:value-type="float" office:value="199463387" calcext:value-type="float">
            <text:p>199463387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+G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99463548" calcext:value-type="float">
            <text:p>199463548</text:p>
          </table:table-cell>
          <table:table-cell/>
          <table:table-cell office:value-type="float" office:value="199462000" calcext:value-type="float">
            <text:p>199462000</text:p>
          </table:table-cell>
          <table:table-cell office:value-type="float" office:value="199464000" calcext:value-type="float">
            <text:p>199464000</text:p>
          </table:table-cell>
          <table:table-cell office:value-type="float" office:value="199461781" calcext:value-type="float">
            <text:p>199461781</text:p>
          </table:table-cell>
          <table:table-cell office:value-type="float" office:value="199470224" calcext:value-type="float">
            <text:p>199470224</text:p>
          </table:table-cell>
          <table:table-cell office:value-type="float" office:value="199463557" calcext:value-type="float">
            <text:p>199463557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+G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99463564" calcext:value-type="float">
            <text:p>199463564</text:p>
          </table:table-cell>
          <table:table-cell/>
          <table:table-cell office:value-type="float" office:value="199462000" calcext:value-type="float">
            <text:p>199462000</text:p>
          </table:table-cell>
          <table:table-cell office:value-type="float" office:value="199464000" calcext:value-type="float">
            <text:p>199464000</text:p>
          </table:table-cell>
          <table:table-cell office:value-type="float" office:value="199461781" calcext:value-type="float">
            <text:p>199461781</text:p>
          </table:table-cell>
          <table:table-cell office:value-type="float" office:value="199470224" calcext:value-type="float">
            <text:p>199470224</text:p>
          </table:table-cell>
          <table:table-cell office:value-type="float" office:value="199463573" calcext:value-type="float">
            <text:p>199463573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+G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62000" calcext:value-type="float">
            <text:p>199462000</text:p>
          </table:table-cell>
          <table:table-cell office:value-type="float" office:value="199464000" calcext:value-type="float">
            <text:p>199464000</text:p>
          </table:table-cell>
          <table:table-cell office:value-type="float" office:value="199455079" calcext:value-type="float">
            <text:p>199455079</text:p>
          </table:table-cell>
          <table:table-cell office:value-type="float" office:value="199473196" calcext:value-type="float">
            <text:p>199473196</text:p>
          </table:table-cell>
          <table:table-cell office:value-type="float" office:value="199464137.5" calcext:value-type="float">
            <text:p>199464137.5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64000" calcext:value-type="float">
            <text:p>199464000</text:p>
          </table:table-cell>
          <table:table-cell office:value-type="float" office:value="199466000" calcext:value-type="float">
            <text:p>19946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+G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99467019" calcext:value-type="float">
            <text:p>199467019</text:p>
          </table:table-cell>
          <table:table-cell/>
          <table:table-cell office:value-type="float" office:value="199466000" calcext:value-type="float">
            <text:p>199466000</text:p>
          </table:table-cell>
          <table:table-cell office:value-type="float" office:value="199468000" calcext:value-type="float">
            <text:p>199468000</text:p>
          </table:table-cell>
          <table:table-cell office:value-type="float" office:value="199461781" calcext:value-type="float">
            <text:p>199461781</text:p>
          </table:table-cell>
          <table:table-cell office:value-type="float" office:value="199470224" calcext:value-type="float">
            <text:p>199470224</text:p>
          </table:table-cell>
          <table:table-cell office:value-type="float" office:value="199467028" calcext:value-type="float">
            <text:p>199467028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+G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99467601" calcext:value-type="float">
            <text:p>199467601</text:p>
          </table:table-cell>
          <table:table-cell/>
          <table:table-cell office:value-type="float" office:value="199466000" calcext:value-type="float">
            <text:p>199466000</text:p>
          </table:table-cell>
          <table:table-cell office:value-type="float" office:value="199468000" calcext:value-type="float">
            <text:p>199468000</text:p>
          </table:table-cell>
          <table:table-cell office:value-type="float" office:value="199461781" calcext:value-type="float">
            <text:p>199461781</text:p>
          </table:table-cell>
          <table:table-cell office:value-type="float" office:value="199470224" calcext:value-type="float">
            <text:p>199470224</text:p>
          </table:table-cell>
          <table:table-cell office:value-type="float" office:value="199467610" calcext:value-type="float">
            <text:p>199467610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+G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99469401" calcext:value-type="float">
            <text:p>199469401</text:p>
          </table:table-cell>
          <table:table-cell/>
          <table:table-cell office:value-type="float" office:value="199468000" calcext:value-type="float">
            <text:p>199468000</text:p>
          </table:table-cell>
          <table:table-cell office:value-type="float" office:value="199470000" calcext:value-type="float">
            <text:p>199470000</text:p>
          </table:table-cell>
          <table:table-cell office:value-type="float" office:value="199461781" calcext:value-type="float">
            <text:p>199461781</text:p>
          </table:table-cell>
          <table:table-cell office:value-type="float" office:value="199470224" calcext:value-type="float">
            <text:p>199470224</text:p>
          </table:table-cell>
          <table:table-cell office:value-type="float" office:value="199469410" calcext:value-type="float">
            <text:p>199469410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_Active_Promoter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ATB2</text:p>
          </table:table-cell>
          <table:table-cell office:value-type="float" office:value="199470000" calcext:value-type="float">
            <text:p>199470000</text:p>
          </table:table-cell>
          <table:table-cell office:value-type="float" office:value="199472000" calcext:value-type="float">
            <text:p>199472000</text:p>
          </table:table-cell>
          <table:table-cell table:number-columns-repeated="2"/>
          <table:table-cell office:value-type="float" office:value="199471266" calcext:value-type="float">
            <text:p>199471266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float" office:value="199471613" calcext:value-type="float">
            <text:p>199471613</text:p>
          </table:table-cell>
          <table:table-cell/>
          <table:table-cell office:value-type="float" office:value="199470000" calcext:value-type="float">
            <text:p>199470000</text:p>
          </table:table-cell>
          <table:table-cell office:value-type="float" office:value="199472000" calcext:value-type="float">
            <text:p>199472000</text:p>
          </table:table-cell>
          <table:table-cell office:value-type="float" office:value="199470403" calcext:value-type="float">
            <text:p>199470403</text:p>
          </table:table-cell>
          <table:table-cell office:value-type="float" office:value="199472530" calcext:value-type="float">
            <text:p>199472530</text:p>
          </table:table-cell>
          <table:table-cell office:value-type="float" office:value="199471622" calcext:value-type="float">
            <text:p>199471622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72000" calcext:value-type="float">
            <text:p>199472000</text:p>
          </table:table-cell>
          <table:table-cell office:value-type="float" office:value="199474000" calcext:value-type="float">
            <text:p>19947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99485119" calcext:value-type="float">
            <text:p>199485119</text:p>
          </table:table-cell>
          <table:table-cell/>
          <table:table-cell office:value-type="float" office:value="199484000" calcext:value-type="float">
            <text:p>199484000</text:p>
          </table:table-cell>
          <table:table-cell office:value-type="float" office:value="199486000" calcext:value-type="float">
            <text:p>199486000</text:p>
          </table:table-cell>
          <table:table-cell office:value-type="float" office:value="199483631" calcext:value-type="float">
            <text:p>199483631</text:p>
          </table:table-cell>
          <table:table-cell office:value-type="float" office:value="199486552" calcext:value-type="float">
            <text:p>199486552</text:p>
          </table:table-cell>
          <table:table-cell office:value-type="float" office:value="199485128" calcext:value-type="float">
            <text:p>199485128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float" office:value="199486151" calcext:value-type="float">
            <text:p>199486151</text:p>
          </table:table-cell>
          <table:table-cell/>
          <table:table-cell office:value-type="float" office:value="199484000" calcext:value-type="float">
            <text:p>199484000</text:p>
          </table:table-cell>
          <table:table-cell office:value-type="float" office:value="199486000" calcext:value-type="float">
            <text:p>199486000</text:p>
          </table:table-cell>
          <table:table-cell office:value-type="float" office:value="199483631" calcext:value-type="float">
            <text:p>199483631</text:p>
          </table:table-cell>
          <table:table-cell office:value-type="float" office:value="199486552" calcext:value-type="float">
            <text:p>199486552</text:p>
          </table:table-cell>
          <table:table-cell office:value-type="float" office:value="199486160" calcext:value-type="float">
            <text:p>199486160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99488981" calcext:value-type="float">
            <text:p>199488981</text:p>
          </table:table-cell>
          <table:table-cell/>
          <table:table-cell office:value-type="float" office:value="199486000" calcext:value-type="float">
            <text:p>199486000</text:p>
          </table:table-cell>
          <table:table-cell office:value-type="float" office:value="199488000" calcext:value-type="float">
            <text:p>199488000</text:p>
          </table:table-cell>
          <table:table-cell office:value-type="float" office:value="199488568" calcext:value-type="float">
            <text:p>199488568</text:p>
          </table:table-cell>
          <table:table-cell office:value-type="float" office:value="199489206" calcext:value-type="float">
            <text:p>199489206</text:p>
          </table:table-cell>
          <table:table-cell office:value-type="float" office:value="199488990" calcext:value-type="float">
            <text:p>199488990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75" calcext:value-type="float">
            <text:p>17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88000" calcext:value-type="float">
            <text:p>199488000</text:p>
          </table:table-cell>
          <table:table-cell office:value-type="float" office:value="199490000" calcext:value-type="float">
            <text:p>19949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float" office:value="199704566" calcext:value-type="float">
            <text:p>199704566</text:p>
          </table:table-cell>
          <table:table-cell/>
          <table:table-cell office:value-type="float" office:value="199702000" calcext:value-type="float">
            <text:p>199702000</text:p>
          </table:table-cell>
          <table:table-cell office:value-type="float" office:value="199704000" calcext:value-type="float">
            <text:p>199704000</text:p>
          </table:table-cell>
          <table:table-cell office:value-type="float" office:value="199704216" calcext:value-type="float">
            <text:p>199704216</text:p>
          </table:table-cell>
          <table:table-cell office:value-type="float" office:value="199705270" calcext:value-type="float">
            <text:p>199705270</text:p>
          </table:table-cell>
          <table:table-cell office:value-type="float" office:value="199704575" calcext:value-type="float">
            <text:p>199704575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float" office:value="199704788" calcext:value-type="float">
            <text:p>199704788</text:p>
          </table:table-cell>
          <table:table-cell/>
          <table:table-cell office:value-type="float" office:value="199702000" calcext:value-type="float">
            <text:p>199702000</text:p>
          </table:table-cell>
          <table:table-cell office:value-type="float" office:value="199704000" calcext:value-type="float">
            <text:p>199704000</text:p>
          </table:table-cell>
          <table:table-cell office:value-type="float" office:value="199704216" calcext:value-type="float">
            <text:p>199704216</text:p>
          </table:table-cell>
          <table:table-cell office:value-type="float" office:value="199705270" calcext:value-type="float">
            <text:p>199705270</text:p>
          </table:table-cell>
          <table:table-cell office:value-type="float" office:value="199704797" calcext:value-type="float">
            <text:p>199704797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84" calcext:value-type="float">
            <text:p>28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704000" calcext:value-type="float">
            <text:p>199704000</text:p>
          </table:table-cell>
          <table:table-cell office:value-type="float" office:value="199706000" calcext:value-type="float">
            <text:p>19970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716000" calcext:value-type="float">
            <text:p>199716000</text:p>
          </table:table-cell>
          <table:table-cell office:value-type="float" office:value="199718000" calcext:value-type="float">
            <text:p>199718000</text:p>
          </table:table-cell>
          <table:table-cell office:value-type="float" office:value="199716599" calcext:value-type="float">
            <text:p>199716599</text:p>
          </table:table-cell>
          <table:table-cell office:value-type="float" office:value="199717940" calcext:value-type="float">
            <text:p>199717940</text:p>
          </table:table-cell>
          <table:table-cell office:value-type="float" office:value="199717269.5" calcext:value-type="float">
            <text:p>199717269.5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91" calcext:value-type="float">
            <text:p>29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718000" calcext:value-type="float">
            <text:p>199718000</text:p>
          </table:table-cell>
          <table:table-cell office:value-type="float" office:value="199720000" calcext:value-type="float">
            <text:p>19972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738000" calcext:value-type="float">
            <text:p>199738000</text:p>
          </table:table-cell>
          <table:table-cell office:value-type="float" office:value="199740000" calcext:value-type="float">
            <text:p>199740000</text:p>
          </table:table-cell>
          <table:table-cell office:value-type="float" office:value="199738664" calcext:value-type="float">
            <text:p>199738664</text:p>
          </table:table-cell>
          <table:table-cell office:value-type="float" office:value="199740552" calcext:value-type="float">
            <text:p>199740552</text:p>
          </table:table-cell>
          <table:table-cell office:value-type="float" office:value="199739608" calcext:value-type="float">
            <text:p>199739608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99739994" calcext:value-type="float">
            <text:p>199739994</text:p>
          </table:table-cell>
          <table:table-cell/>
          <table:table-cell office:value-type="float" office:value="199738000" calcext:value-type="float">
            <text:p>199738000</text:p>
          </table:table-cell>
          <table:table-cell office:value-type="float" office:value="199740000" calcext:value-type="float">
            <text:p>199740000</text:p>
          </table:table-cell>
          <table:table-cell office:value-type="float" office:value="199739002" calcext:value-type="float">
            <text:p>199739002</text:p>
          </table:table-cell>
          <table:table-cell office:value-type="float" office:value="199741376" calcext:value-type="float">
            <text:p>199741376</text:p>
          </table:table-cell>
          <table:table-cell office:value-type="float" office:value="199740003" calcext:value-type="float">
            <text:p>199740003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303" calcext:value-type="float">
            <text:p>303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740000" calcext:value-type="float">
            <text:p>199740000</text:p>
          </table:table-cell>
          <table:table-cell office:value-type="float" office:value="199742000" calcext:value-type="float">
            <text:p>19974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99851186" calcext:value-type="float">
            <text:p>199851186</text:p>
          </table:table-cell>
          <table:table-cell/>
          <table:table-cell office:value-type="float" office:value="199850000" calcext:value-type="float">
            <text:p>199850000</text:p>
          </table:table-cell>
          <table:table-cell office:value-type="float" office:value="199852000" calcext:value-type="float">
            <text:p>199852000</text:p>
          </table:table-cell>
          <table:table-cell office:value-type="float" office:value="199850725" calcext:value-type="float">
            <text:p>199850725</text:p>
          </table:table-cell>
          <table:table-cell office:value-type="float" office:value="199851489" calcext:value-type="float">
            <text:p>199851489</text:p>
          </table:table-cell>
          <table:table-cell office:value-type="float" office:value="199851195" calcext:value-type="float">
            <text:p>199851195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float" office:value="199851429" calcext:value-type="float">
            <text:p>199851429</text:p>
          </table:table-cell>
          <table:table-cell/>
          <table:table-cell office:value-type="float" office:value="199850000" calcext:value-type="float">
            <text:p>199850000</text:p>
          </table:table-cell>
          <table:table-cell office:value-type="float" office:value="199852000" calcext:value-type="float">
            <text:p>199852000</text:p>
          </table:table-cell>
          <table:table-cell office:value-type="float" office:value="199850725" calcext:value-type="float">
            <text:p>199850725</text:p>
          </table:table-cell>
          <table:table-cell office:value-type="float" office:value="199851489" calcext:value-type="float">
            <text:p>199851489</text:p>
          </table:table-cell>
          <table:table-cell office:value-type="float" office:value="199851438" calcext:value-type="float">
            <text:p>199851438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852000" calcext:value-type="float">
            <text:p>199852000</text:p>
          </table:table-cell>
          <table:table-cell office:value-type="float" office:value="199854000" calcext:value-type="float">
            <text:p>19985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float" office:value="199860845" calcext:value-type="float">
            <text:p>199860845</text:p>
          </table:table-cell>
          <table:table-cell/>
          <table:table-cell office:value-type="float" office:value="199858000" calcext:value-type="float">
            <text:p>199858000</text:p>
          </table:table-cell>
          <table:table-cell office:value-type="float" office:value="199860000" calcext:value-type="float">
            <text:p>199860000</text:p>
          </table:table-cell>
          <table:table-cell office:value-type="float" office:value="199860803" calcext:value-type="float">
            <text:p>199860803</text:p>
          </table:table-cell>
          <table:table-cell office:value-type="float" office:value="199861780" calcext:value-type="float">
            <text:p>199861780</text:p>
          </table:table-cell>
          <table:table-cell office:value-type="float" office:value="199860854" calcext:value-type="float">
            <text:p>199860854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99861350" calcext:value-type="float">
            <text:p>199861350</text:p>
          </table:table-cell>
          <table:table-cell/>
          <table:table-cell office:value-type="float" office:value="199860000" calcext:value-type="float">
            <text:p>199860000</text:p>
          </table:table-cell>
          <table:table-cell office:value-type="float" office:value="199862000" calcext:value-type="float">
            <text:p>199862000</text:p>
          </table:table-cell>
          <table:table-cell office:value-type="float" office:value="199860803" calcext:value-type="float">
            <text:p>199860803</text:p>
          </table:table-cell>
          <table:table-cell office:value-type="float" office:value="199861780" calcext:value-type="float">
            <text:p>199861780</text:p>
          </table:table-cell>
          <table:table-cell office:value-type="float" office:value="199861359" calcext:value-type="float">
            <text:p>199861359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365" calcext:value-type="float">
            <text:p>365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862000" calcext:value-type="float">
            <text:p>199862000</text:p>
          </table:table-cell>
          <table:table-cell office:value-type="float" office:value="199864000" calcext:value-type="float">
            <text:p>19986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1_Active_Promoter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2orf69</text:p>
          </table:table-cell>
          <table:table-cell office:value-type="float" office:value="199910000" calcext:value-type="float">
            <text:p>199910000</text:p>
          </table:table-cell>
          <table:table-cell office:value-type="float" office:value="199912000" calcext:value-type="float">
            <text:p>199912000</text:p>
          </table:table-cell>
          <table:table-cell table:number-columns-repeated="2"/>
          <table:table-cell office:value-type="float" office:value="199911293" calcext:value-type="float">
            <text:p>199911293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390" calcext:value-type="float">
            <text:p>39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912000" calcext:value-type="float">
            <text:p>199912000</text:p>
          </table:table-cell>
          <table:table-cell office:value-type="float" office:value="199914000" calcext:value-type="float">
            <text:p>19991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W5</text:p>
          </table:table-cell>
          <table:table-cell office:value-type="float" office:value="199926000" calcext:value-type="float">
            <text:p>199926000</text:p>
          </table:table-cell>
          <table:table-cell office:value-type="float" office:value="199928000" calcext:value-type="float">
            <text:p>199928000</text:p>
          </table:table-cell>
          <table:table-cell table:number-columns-repeated="2"/>
          <table:table-cell office:value-type="float" office:value="199928913" calcext:value-type="float">
            <text:p>199928913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399" calcext:value-type="float">
            <text:p>39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928000" calcext:value-type="float">
            <text:p>199928000</text:p>
          </table:table-cell>
          <table:table-cell office:value-type="float" office:value="199930000" calcext:value-type="float">
            <text:p>19993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+G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99940655" calcext:value-type="float">
            <text:p>199940655</text:p>
          </table:table-cell>
          <table:table-cell/>
          <table:table-cell office:value-type="float" office:value="199938000" calcext:value-type="float">
            <text:p>199938000</text:p>
          </table:table-cell>
          <table:table-cell office:value-type="float" office:value="199940000" calcext:value-type="float">
            <text:p>199940000</text:p>
          </table:table-cell>
          <table:table-cell office:value-type="float" office:value="199940253" calcext:value-type="float">
            <text:p>199940253</text:p>
          </table:table-cell>
          <table:table-cell office:value-type="float" office:value="199940882" calcext:value-type="float">
            <text:p>199940882</text:p>
          </table:table-cell>
          <table:table-cell office:value-type="float" office:value="199940664" calcext:value-type="float">
            <text:p>199940664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940000" calcext:value-type="float">
            <text:p>199940000</text:p>
          </table:table-cell>
          <table:table-cell office:value-type="float" office:value="199942000" calcext:value-type="float">
            <text:p>19994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_Active_Promoter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W5</text:p>
          </table:table-cell>
          <table:table-cell office:value-type="float" office:value="199954000" calcext:value-type="float">
            <text:p>199954000</text:p>
          </table:table-cell>
          <table:table-cell office:value-type="float" office:value="199956000" calcext:value-type="float">
            <text:p>199956000</text:p>
          </table:table-cell>
          <table:table-cell table:number-columns-repeated="2"/>
          <table:table-cell office:value-type="float" office:value="199955736" calcext:value-type="float">
            <text:p>199955736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2orf69</text:p>
          </table:table-cell>
          <table:table-cell office:value-type="float" office:value="199954000" calcext:value-type="float">
            <text:p>199954000</text:p>
          </table:table-cell>
          <table:table-cell office:value-type="float" office:value="199956000" calcext:value-type="float">
            <text:p>199956000</text:p>
          </table:table-cell>
          <table:table-cell table:number-columns-repeated="2"/>
          <table:table-cell office:value-type="float" office:value="199955935" calcext:value-type="float">
            <text:p>199955935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415" calcext:value-type="float">
            <text:p>41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956000" calcext:value-type="float">
            <text:p>199956000</text:p>
          </table:table-cell>
          <table:table-cell office:value-type="float" office:value="199958000" calcext:value-type="float">
            <text:p>19995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float" office:value="199980221" calcext:value-type="float">
            <text:p>199980221</text:p>
          </table:table-cell>
          <table:table-cell/>
          <table:table-cell office:value-type="float" office:value="199978000" calcext:value-type="float">
            <text:p>199978000</text:p>
          </table:table-cell>
          <table:table-cell office:value-type="float" office:value="199980000" calcext:value-type="float">
            <text:p>199980000</text:p>
          </table:table-cell>
          <table:table-cell office:value-type="float" office:value="199978788" calcext:value-type="float">
            <text:p>199978788</text:p>
          </table:table-cell>
          <table:table-cell office:value-type="float" office:value="199980686" calcext:value-type="float">
            <text:p>199980686</text:p>
          </table:table-cell>
          <table:table-cell office:value-type="float" office:value="199980230" calcext:value-type="float">
            <text:p>199980230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980000" calcext:value-type="float">
            <text:p>199980000</text:p>
          </table:table-cell>
          <table:table-cell office:value-type="float" office:value="199982000" calcext:value-type="float">
            <text:p>19998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float" office:value="199985799" calcext:value-type="float">
            <text:p>199985799</text:p>
          </table:table-cell>
          <table:table-cell/>
          <table:table-cell office:value-type="float" office:value="199984000" calcext:value-type="float">
            <text:p>199984000</text:p>
          </table:table-cell>
          <table:table-cell office:value-type="float" office:value="199986000" calcext:value-type="float">
            <text:p>199986000</text:p>
          </table:table-cell>
          <table:table-cell office:value-type="float" office:value="199985356" calcext:value-type="float">
            <text:p>199985356</text:p>
          </table:table-cell>
          <table:table-cell office:value-type="float" office:value="199986362" calcext:value-type="float">
            <text:p>199986362</text:p>
          </table:table-cell>
          <table:table-cell office:value-type="float" office:value="199985808" calcext:value-type="float">
            <text:p>199985808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430" calcext:value-type="float">
            <text:p>43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986000" calcext:value-type="float">
            <text:p>199986000</text:p>
          </table:table-cell>
          <table:table-cell office:value-type="float" office:value="199988000" calcext:value-type="float">
            <text:p>19998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128000" calcext:value-type="float">
            <text:p>200128000</text:p>
          </table:table-cell>
          <table:table-cell office:value-type="float" office:value="200130000" calcext:value-type="float">
            <text:p>200130000</text:p>
          </table:table-cell>
          <table:table-cell office:value-type="float" office:value="200130328" calcext:value-type="float">
            <text:p>200130328</text:p>
          </table:table-cell>
          <table:table-cell office:value-type="float" office:value="200131450" calcext:value-type="float">
            <text:p>200131450</text:p>
          </table:table-cell>
          <table:table-cell office:value-type="float" office:value="200130889" calcext:value-type="float">
            <text:p>200130889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502" calcext:value-type="float">
            <text:p>502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130000" calcext:value-type="float">
            <text:p>200130000</text:p>
          </table:table-cell>
          <table:table-cell office:value-type="float" office:value="200132000" calcext:value-type="float">
            <text:p>20013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258000" calcext:value-type="float">
            <text:p>200258000</text:p>
          </table:table-cell>
          <table:table-cell office:value-type="float" office:value="200260000" calcext:value-type="float">
            <text:p>200260000</text:p>
          </table:table-cell>
          <table:table-cell office:value-type="float" office:value="200258932" calcext:value-type="float">
            <text:p>200258932</text:p>
          </table:table-cell>
          <table:table-cell office:value-type="float" office:value="200260239" calcext:value-type="float">
            <text:p>200260239</text:p>
          </table:table-cell>
          <table:table-cell office:value-type="float" office:value="200259585.5" calcext:value-type="float">
            <text:p>200259585.5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567" calcext:value-type="float">
            <text:p>567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260000" calcext:value-type="float">
            <text:p>200260000</text:p>
          </table:table-cell>
          <table:table-cell office:value-type="float" office:value="200262000" calcext:value-type="float">
            <text:p>20026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298000" calcext:value-type="float">
            <text:p>200298000</text:p>
          </table:table-cell>
          <table:table-cell office:value-type="float" office:value="200300000" calcext:value-type="float">
            <text:p>200300000</text:p>
          </table:table-cell>
          <table:table-cell office:value-type="float" office:value="200300191" calcext:value-type="float">
            <text:p>200300191</text:p>
          </table:table-cell>
          <table:table-cell office:value-type="float" office:value="200301160" calcext:value-type="float">
            <text:p>200301160</text:p>
          </table:table-cell>
          <table:table-cell office:value-type="float" office:value="200300675.5" calcext:value-type="float">
            <text:p>200300675.5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300000" calcext:value-type="float">
            <text:p>200300000</text:p>
          </table:table-cell>
          <table:table-cell office:value-type="float" office:value="200302000" calcext:value-type="float">
            <text:p>200302000</text:p>
          </table:table-cell>
          <table:table-cell office:value-type="float" office:value="200302317" calcext:value-type="float">
            <text:p>200302317</text:p>
          </table:table-cell>
          <table:table-cell office:value-type="float" office:value="200303553" calcext:value-type="float">
            <text:p>200303553</text:p>
          </table:table-cell>
          <table:table-cell office:value-type="float" office:value="200302935" calcext:value-type="float">
            <text:p>200302935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302000" calcext:value-type="float">
            <text:p>200302000</text:p>
          </table:table-cell>
          <table:table-cell office:value-type="float" office:value="200304000" calcext:value-type="float">
            <text:p>20030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_Active_Promoter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TS2L</text:p>
          </table:table-cell>
          <table:table-cell office:value-type="float" office:value="200304000" calcext:value-type="float">
            <text:p>200304000</text:p>
          </table:table-cell>
          <table:table-cell office:value-type="float" office:value="200306000" calcext:value-type="float">
            <text:p>200306000</text:p>
          </table:table-cell>
          <table:table-cell table:number-columns-repeated="2"/>
          <table:table-cell office:value-type="float" office:value="200305881" calcext:value-type="float">
            <text:p>200305881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+G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304000" calcext:value-type="float">
            <text:p>200304000</text:p>
          </table:table-cell>
          <table:table-cell office:value-type="float" office:value="200306000" calcext:value-type="float">
            <text:p>200306000</text:p>
          </table:table-cell>
          <table:table-cell office:value-type="float" office:value="200305164" calcext:value-type="float">
            <text:p>200305164</text:p>
          </table:table-cell>
          <table:table-cell office:value-type="float" office:value="200307928" calcext:value-type="float">
            <text:p>200307928</text:p>
          </table:table-cell>
          <table:table-cell office:value-type="float" office:value="200306546" calcext:value-type="float">
            <text:p>200306546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+G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306734" calcext:value-type="float">
            <text:p>200306734</text:p>
          </table:table-cell>
          <table:table-cell/>
          <table:table-cell office:value-type="float" office:value="200304000" calcext:value-type="float">
            <text:p>200304000</text:p>
          </table:table-cell>
          <table:table-cell office:value-type="float" office:value="200306000" calcext:value-type="float">
            <text:p>200306000</text:p>
          </table:table-cell>
          <table:table-cell office:value-type="float" office:value="200305887" calcext:value-type="float">
            <text:p>200305887</text:p>
          </table:table-cell>
          <table:table-cell office:value-type="float" office:value="200306780" calcext:value-type="float">
            <text:p>200306780</text:p>
          </table:table-cell>
          <table:table-cell office:value-type="float" office:value="200306743" calcext:value-type="float">
            <text:p>200306743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592" calcext:value-type="float">
            <text:p>592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306000" calcext:value-type="float">
            <text:p>200306000</text:p>
          </table:table-cell>
          <table:table-cell office:value-type="float" office:value="200308000" calcext:value-type="float">
            <text:p>200308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+G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372000" calcext:value-type="float">
            <text:p>200372000</text:p>
          </table:table-cell>
          <table:table-cell table:number-columns-repeated="2" office:value-type="float" office:value="200374000" calcext:value-type="float">
            <text:p>200374000</text:p>
          </table:table-cell>
          <table:table-cell office:value-type="float" office:value="200374590" calcext:value-type="float">
            <text:p>200374590</text:p>
          </table:table-cell>
          <table:table-cell office:value-type="float" office:value="200374295" calcext:value-type="float">
            <text:p>200374295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374000" calcext:value-type="float">
            <text:p>200374000</text:p>
          </table:table-cell>
          <table:table-cell office:value-type="float" office:value="200376000" calcext:value-type="float">
            <text:p>20037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+G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376000" calcext:value-type="float">
            <text:p>200376000</text:p>
          </table:table-cell>
          <table:table-cell office:value-type="float" office:value="200378000" calcext:value-type="float">
            <text:p>200378000</text:p>
          </table:table-cell>
          <table:table-cell office:value-type="float" office:value="200376339" calcext:value-type="float">
            <text:p>200376339</text:p>
          </table:table-cell>
          <table:table-cell office:value-type="float" office:value="200378649" calcext:value-type="float">
            <text:p>200378649</text:p>
          </table:table-cell>
          <table:table-cell office:value-type="float" office:value="200377494" calcext:value-type="float">
            <text:p>200377494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628" calcext:value-type="float">
            <text:p>628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378000" calcext:value-type="float">
            <text:p>200378000</text:p>
          </table:table-cell>
          <table:table-cell office:value-type="float" office:value="200380000" calcext:value-type="float">
            <text:p>20038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+G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406000" calcext:value-type="float">
            <text:p>200406000</text:p>
          </table:table-cell>
          <table:table-cell office:value-type="float" office:value="200408000" calcext:value-type="float">
            <text:p>200408000</text:p>
          </table:table-cell>
          <table:table-cell office:value-type="float" office:value="200404604" calcext:value-type="float">
            <text:p>200404604</text:p>
          </table:table-cell>
          <table:table-cell office:value-type="float" office:value="200409638" calcext:value-type="float">
            <text:p>200409638</text:p>
          </table:table-cell>
          <table:table-cell office:value-type="float" office:value="200407121" calcext:value-type="float">
            <text:p>200407121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+G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float" office:value="200409011" calcext:value-type="float">
            <text:p>200409011</text:p>
          </table:table-cell>
          <table:table-cell/>
          <table:table-cell office:value-type="float" office:value="200408000" calcext:value-type="float">
            <text:p>200408000</text:p>
          </table:table-cell>
          <table:table-cell office:value-type="float" office:value="200410000" calcext:value-type="float">
            <text:p>200410000</text:p>
          </table:table-cell>
          <table:table-cell office:value-type="float" office:value="200408106" calcext:value-type="float">
            <text:p>200408106</text:p>
          </table:table-cell>
          <table:table-cell office:value-type="float" office:value="200409336" calcext:value-type="float">
            <text:p>200409336</text:p>
          </table:table-cell>
          <table:table-cell office:value-type="float" office:value="200409020" calcext:value-type="float">
            <text:p>200409020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644" calcext:value-type="float">
            <text:p>644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410000" calcext:value-type="float">
            <text:p>200410000</text:p>
          </table:table-cell>
          <table:table-cell office:value-type="float" office:value="200412000" calcext:value-type="float">
            <text:p>20041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+G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float" office:value="200470643" calcext:value-type="float">
            <text:p>200470643</text:p>
          </table:table-cell>
          <table:table-cell/>
          <table:table-cell office:value-type="float" office:value="200468000" calcext:value-type="float">
            <text:p>200468000</text:p>
          </table:table-cell>
          <table:table-cell office:value-type="float" office:value="200470000" calcext:value-type="float">
            <text:p>200470000</text:p>
          </table:table-cell>
          <table:table-cell office:value-type="float" office:value="200469984" calcext:value-type="float">
            <text:p>200469984</text:p>
          </table:table-cell>
          <table:table-cell office:value-type="float" office:value="200472470" calcext:value-type="float">
            <text:p>200472470</text:p>
          </table:table-cell>
          <table:table-cell office:value-type="float" office:value="200470652" calcext:value-type="float">
            <text:p>200470652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+G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471479" calcext:value-type="float">
            <text:p>200471479</text:p>
          </table:table-cell>
          <table:table-cell/>
          <table:table-cell office:value-type="float" office:value="200470000" calcext:value-type="float">
            <text:p>200470000</text:p>
          </table:table-cell>
          <table:table-cell office:value-type="float" office:value="200472000" calcext:value-type="float">
            <text:p>200472000</text:p>
          </table:table-cell>
          <table:table-cell office:value-type="float" office:value="200469984" calcext:value-type="float">
            <text:p>200469984</text:p>
          </table:table-cell>
          <table:table-cell office:value-type="float" office:value="200472470" calcext:value-type="float">
            <text:p>200472470</text:p>
          </table:table-cell>
          <table:table-cell office:value-type="float" office:value="200471488" calcext:value-type="float">
            <text:p>200471488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675" calcext:value-type="float">
            <text:p>675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472000" calcext:value-type="float">
            <text:p>200472000</text:p>
          </table:table-cell>
          <table:table-cell office:value-type="float" office:value="200474000" calcext:value-type="float">
            <text:p>20047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TS2L</text:p>
          </table:table-cell>
          <table:table-cell office:value-type="float" office:value="200480000" calcext:value-type="float">
            <text:p>200480000</text:p>
          </table:table-cell>
          <table:table-cell office:value-type="float" office:value="200482000" calcext:value-type="float">
            <text:p>200482000</text:p>
          </table:table-cell>
          <table:table-cell table:number-columns-repeated="2"/>
          <table:table-cell office:value-type="float" office:value="200482264" calcext:value-type="float">
            <text:p>200482264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float" office:value="200483845" calcext:value-type="float">
            <text:p>200483845</text:p>
          </table:table-cell>
          <table:table-cell/>
          <table:table-cell office:value-type="float" office:value="200482000" calcext:value-type="float">
            <text:p>200482000</text:p>
          </table:table-cell>
          <table:table-cell office:value-type="float" office:value="200484000" calcext:value-type="float">
            <text:p>200484000</text:p>
          </table:table-cell>
          <table:table-cell office:value-type="float" office:value="200483351" calcext:value-type="float">
            <text:p>200483351</text:p>
          </table:table-cell>
          <table:table-cell office:value-type="float" office:value="200484153" calcext:value-type="float">
            <text:p>200484153</text:p>
          </table:table-cell>
          <table:table-cell office:value-type="float" office:value="200483854" calcext:value-type="float">
            <text:p>200483854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681" calcext:value-type="float">
            <text:p>681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0484000" calcext:value-type="float">
            <text:p>200484000</text:p>
          </table:table-cell>
          <table:table-cell office:value-type="float" office:value="200486000" calcext:value-type="float">
            <text:p>200486000</text:p>
          </table:table-cell>
          <table:table-cell table:number-columns-repeated="3"/>
        </table:table-row>
      </table:table>
      <table:table table:name="toymodel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hrom</text:p>
          </table:table-cell>
          <table:table-cell office:value-type="string" calcext:value-type="string">
            <text:p>chromStart</text:p>
          </table:table-cell>
          <table:table-cell office:value-type="string" calcext:value-type="string">
            <text:p>chromEn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not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chromStartBp</text:p>
          </table:table-cell>
          <table:table-cell office:value-type="string" calcext:value-type="string">
            <text:p>chromEndBp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formula="of:=[.B2]*2000" office:value-type="float" office:value="0" calcext:value-type="float">
            <text:p>0</text:p>
          </table:table-cell>
          <table:table-cell table:formula="of:=[.C2]*2000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formula="of:=[.B3]*2000" office:value-type="float" office:value="100000" calcext:value-type="float">
            <text:p>100000</text:p>
          </table:table-cell>
          <table:table-cell table:formula="of:=[.C3]*2000" office:value-type="float" office:value="102000" calcext:value-type="float">
            <text:p>102000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formula="of:=[.B4]*2000" office:value-type="float" office:value="102000" calcext:value-type="float">
            <text:p>102000</text:p>
          </table:table-cell>
          <table:table-cell table:formula="of:=[.C4]*2000" office:value-type="float" office:value="140000" calcext:value-type="float">
            <text:p>140000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_Active_Promoter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formula="of:=[.B5]*2000" office:value-type="float" office:value="140000" calcext:value-type="float">
            <text:p>140000</text:p>
          </table:table-cell>
          <table:table-cell table:formula="of:=[.C5]*2000" office:value-type="float" office:value="142000" calcext:value-type="float">
            <text:p>142000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formula="of:=[.B6]*2000" office:value-type="float" office:value="142000" calcext:value-type="float">
            <text:p>142000</text:p>
          </table:table-cell>
          <table:table-cell table:formula="of:=[.C6]*2000" office:value-type="float" office:value="180000" calcext:value-type="float">
            <text:p>180000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formula="of:=[.B7]*2000" office:value-type="float" office:value="180000" calcext:value-type="float">
            <text:p>180000</text:p>
          </table:table-cell>
          <table:table-cell table:formula="of:=[.C7]*2000" office:value-type="float" office:value="182000" calcext:value-type="float">
            <text:p>182000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formula="of:=[.B8]*2000" office:value-type="float" office:value="182000" calcext:value-type="float">
            <text:p>182000</text:p>
          </table:table-cell>
          <table:table-cell table:formula="of:=[.C8]*2000" office:value-type="float" office:value="216000" calcext:value-type="float">
            <text:p>216000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formula="of:=[.B9]*2000" office:value-type="float" office:value="216000" calcext:value-type="float">
            <text:p>216000</text:p>
          </table:table-cell>
          <table:table-cell table:formula="of:=[.C9]*2000" office:value-type="float" office:value="220000" calcext:value-type="float">
            <text:p>220000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formula="of:=[.B10]*2000" office:value-type="float" office:value="220000" calcext:value-type="float">
            <text:p>220000</text:p>
          </table:table-cell>
          <table:table-cell table:formula="of:=[.C10]*2000" office:value-type="float" office:value="224000" calcext:value-type="float">
            <text:p>224000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formula="of:=[.B11]*2000" office:value-type="float" office:value="224000" calcext:value-type="float">
            <text:p>224000</text:p>
          </table:table-cell>
          <table:table-cell table:formula="of:=[.C11]*2000" office:value-type="float" office:value="226000" calcext:value-type="float">
            <text:p>226000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formula="of:=[.B12]*2000" office:value-type="float" office:value="226000" calcext:value-type="float">
            <text:p>226000</text:p>
          </table:table-cell>
          <table:table-cell table:formula="of:=[.C12]*2000" office:value-type="float" office:value="232000" calcext:value-type="float">
            <text:p>232000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formula="of:=[.B13]*2000" office:value-type="float" office:value="232000" calcext:value-type="float">
            <text:p>232000</text:p>
          </table:table-cell>
          <table:table-cell table:formula="of:=[.C13]*2000" office:value-type="float" office:value="238000" calcext:value-type="float">
            <text:p>238000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formula="of:=[.B14]*2000" office:value-type="float" office:value="238000" calcext:value-type="float">
            <text:p>238000</text:p>
          </table:table-cell>
          <table:table-cell table:formula="of:=[.C14]*2000" office:value-type="float" office:value="240000" calcext:value-type="float">
            <text:p>240000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5_Strong_Enhancer</text:p>
          </table:table-cell>
          <table:table-cell office:value-type="string" calcext:value-type="string">
            <text:p>ENHANCER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formula="of:=[.B15]*2000" office:value-type="float" office:value="240000" calcext:value-type="float">
            <text:p>240000</text:p>
          </table:table-cell>
          <table:table-cell table:formula="of:=[.C15]*2000" office:value-type="float" office:value="244000" calcext:value-type="float">
            <text:p>244000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122" calcext:value-type="float">
            <text:p>12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formula="of:=[.B16]*2000" office:value-type="float" office:value="244000" calcext:value-type="float">
            <text:p>244000</text:p>
          </table:table-cell>
          <table:table-cell table:formula="of:=[.C16]*2000" office:value-type="float" office:value="276000" calcext:value-type="float">
            <text:p>276000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_Active_Promoter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formula="of:=[.B17]*2000" office:value-type="float" office:value="276000" calcext:value-type="float">
            <text:p>276000</text:p>
          </table:table-cell>
          <table:table-cell table:formula="of:=[.C17]*2000" office:value-type="float" office:value="278000" calcext:value-type="float">
            <text:p>278000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formula="of:=[.B18]*2000" office:value-type="float" office:value="278000" calcext:value-type="float">
            <text:p>278000</text:p>
          </table:table-cell>
          <table:table-cell table:formula="of:=[.C18]*2000" office:value-type="float" office:value="298000" calcext:value-type="float">
            <text:p>298000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+G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formula="of:=[.B19]*2000" office:value-type="float" office:value="298000" calcext:value-type="float">
            <text:p>298000</text:p>
          </table:table-cell>
          <table:table-cell table:formula="of:=[.C19]*2000" office:value-type="float" office:value="300000" calcext:value-type="float">
            <text:p>300000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formula="of:=[.B20]*2000" office:value-type="float" office:value="300000" calcext:value-type="float">
            <text:p>300000</text:p>
          </table:table-cell>
          <table:table-cell table:formula="of:=[.C20]*2000" office:value-type="float" office:value="316000" calcext:value-type="float">
            <text:p>316000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9_Txn_Transition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table:formula="of:=[.B21]*2000" office:value-type="float" office:value="316000" calcext:value-type="float">
            <text:p>316000</text:p>
          </table:table-cell>
          <table:table-cell table:formula="of:=[.C21]*2000" office:value-type="float" office:value="318000" calcext:value-type="float">
            <text:p>318000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formula="of:=[.B22]*2000" office:value-type="float" office:value="318000" calcext:value-type="float">
            <text:p>318000</text:p>
          </table:table-cell>
          <table:table-cell table:formula="of:=[.C22]*2000" office:value-type="float" office:value="358000" calcext:value-type="float">
            <text:p>358000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_Insulator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[.B23]*2000" office:value-type="float" office:value="358000" calcext:value-type="float">
            <text:p>358000</text:p>
          </table:table-cell>
          <table:table-cell table:formula="of:=[.C23]*2000" office:value-type="float" office:value="360000" calcext:value-type="float">
            <text:p>360000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12_Repressed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formula="of:=[.B24]*2000" office:value-type="float" office:value="360000" calcext:value-type="float">
            <text:p>360000</text:p>
          </table:table-cell>
          <table:table-cell table:formula="of:=[.C24]*2000" office:value-type="float" office:value="460000" calcext:value-type="float">
            <text:p>460000</text:p>
          </table:table-cell>
        </table:table-row>
      </table:table>
      <table:table table:name="param" table:style-name="ta1"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system</text:p>
          </table:table-cell>
          <table:table-cell office:value-type="string" calcext:value-type="string">
            <text:p>bpres</text:p>
          </table:table-cell>
          <table:table-cell office:value-type="string" calcext:value-type="string">
            <text:p>taillength</text:p>
          </table:table-cell>
        </table:table-row>
        <table:table-row table:style-name="ro1">
          <table:table-cell office:value-type="string" calcext:value-type="string">
            <text:p>chr2s1s1z1m1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oymodel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17:06:22.562924906</meta:creation-date>
    <dc:date>2023-02-22T18:12:39.285046772</dc:date>
    <meta:editing-duration>P1DT14H54M49S</meta:editing-duration>
    <meta:editing-cycles>87</meta:editing-cycles>
    <meta:generator>LibreOffice/7.3.7.2$Linux_X86_64 LibreOffice_project/30$Build-2</meta:generator>
    <meta:document-statistic meta:table-count="3" meta:cell-count="1279" meta:object-count="0"/>
  </office:meta>
</office:document-meta>
</file>